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" svg:font-family="Hel" style:font-adornments="Regular"/>
    <style:font-face style:name="EB Garamond 12" svg:font-family="'EB Garamond 12'" style:font-pitch="variable"/>
    <style:font-face style:name="HelveticaNeue" svg:font-family="HelveticaNeue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>
          <draw:text-box>
            <text:p>Foundations of Data Science</text:p>
            <text:p/>
            <text:p>Group 7</text:p>
          </draw:text-box>
        </draw:frame>
        <draw:frame presentation:style-name="pr2" draw:layer="layout" svg:width="25.199cm" svg:height="3.506cm" svg:x="1.4cm" svg:y="0.837cm" presentation:class="title">
          <draw:text-box>
            <text:p>Wine Price Predi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 well-chosen wine portfolio can be very profitable</text:p>
              </text:list-item>
              <text:list-item>
                <text:p>Data science hasn’t been applied much to wine portfolio optimisation</text:p>
              </text:list-item>
              <text:list-item>
                <text:p>There are several intuitive factor that may influence the price of wine</text:p>
                <text:list>
                  <text:list-item>
                    <text:p>Weather</text:p>
                  </text:list-item>
                  <text:list-item>
                    <text:p>Reviews/Reputation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" svg:font-family="Hel" style:font-adornments="Regular"/>
    <style:font-face style:name="EB Garamond 12" svg:font-family="'EB Garamond 12'" style:font-pitch="variable"/>
    <style:font-face style:name="HelveticaNeue" svg:font-family="HelveticaNeue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HelveticaNeue" fo:font-family="HelveticaNeue" style:font-style-name="Regular" style:font-pitch="variable" fo:text-shadow="none" style:text-underline-style="none" fo:font-weight="normal" style:letter-kerning="true" style:font-name-asian="DejaVu Sans" style:font-family-asian="'DejaVu Sans'" style:font-style-name-asian="Book" style:font-family-generic-asian="swiss" style:font-pitch-asian="variable" style:font-name-complex="DejaVu Sans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HelveticaNeue" fo:font-family="HelveticaNeue" style:font-style-name="Regular" style:font-pitch="variable" fo:font-weight="normal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HelveticaNeue" fo:font-family="HelveticaNeue" style:font-style-name="Regular" style:font-pitch="variable" fo:font-size="2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0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HelveticaNeue" fo:font-family="HelveticaNeue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HelveticaNeue" fo:font-family="HelveticaNeue" style:font-style-name="Regular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1T21:17:35.095736347</meta:creation-date>
    <dc:date>2016-12-12T01:59:20.861154629</dc:date>
    <meta:editing-duration>PT29M8S</meta:editing-duration>
    <meta:editing-cycles>1</meta:editing-cycles>
    <meta:document-statistic meta:object-count="33"/>
    <meta:generator>LibreOffice/5.1.4.2$Linux_X86_64 LibreOffice_project/10m0$Build-2</meta:generator>
  </office:meta>
</office:document-meta>
</file>